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Preformatted_20_Text">
      <style:paragraph-properties fo:margin-top="0in" fo:margin-bottom="0.1965in"/>
    </style:style>
    <style:style style:name="P25" style:family="paragraph" style:parent-style-name="Preformatted_20_Text" style:list-style-name="L13">
      <style:paragraph-properties fo:margin-top="0in" fo:margin-bottom="0.1965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dexer.py — Quick Reference Guide</text:h>
      <text:p text:style-name="Text_20_body"><text:span text:style-name="Strong_20_Emphasis">Malone University — Systems Division</text:span><text:line-break/><text:span text:style-name="Strong_20_Emphasis">Version:</text:span> Beta 3.3 (August 2025)</text:p>
      <text:p text:style-name="Horizontal_20_Line"/>
      <text:h text:style-name="Heading_20_2" text:outline-level="2">1. Run the Program</text:h>
      <text:p text:style-name="Preformatted_20_Text"><text:span text:style-name="Source_20_Text">cd C:\mgu <text:s text:c="6"/># navigate to project root</text:span></text:p>
      <text:p text:style-name="P24"><text:span text:style-name="Source_20_Text">python indexer.py</text:span></text:p>
      <text:list xml:id="list4788781654008514956" text:style-name="L20">
        <text:list-item>
          <text:p text:style-name="P20">Creates/updates <text:span text:style-name="Source_20_Text">index.html</text:span> in every folder under <text:span text:style-name="Source_20_Text">departments/</text:span>.</text:p>
        </text:list-item>
        <text:list-item>
          <text:p text:style-name="P20">Safe to rerun; overwrites old indexes.</text:p>
        </text:list-item>
      </text:list>
      <text:p text:style-name="Horizontal_20_Line"/>
      <text:h text:style-name="Heading_20_2" text:outline-level="2">2. Metadata Files</text:h>
      <text:h text:style-name="Heading_20_3" text:outline-level="3">Preferred: <text:span text:style-name="Source_20_Text">meta.json</text:span></text:h>
      <text:p text:style-name="Preformatted_20_Text"><text:span text:style-name="Source_20_Text">{</text:span></text:p>
      <text:p text:style-name="Preformatted_20_Text"><text:span text:style-name="Source_20_Text"><text:s text:c="2"/>"title": "Political Science",</text:span></text:p>
      <text:p text:style-name="Preformatted_20_Text"><text:span text:style-name="Source_20_Text"><text:s text:c="2"/>"description": "Exploring governance, power, and global relations.",</text:span></text:p>
      <text:p text:style-name="Preformatted_20_Text"><text:span text:style-name="Source_20_Text"><text:s text:c="2"/>"author": "Faculty of Social Sciences",</text:span></text:p>
      <text:p text:style-name="Preformatted_20_Text"><text:span text:style-name="Source_20_Text"><text:s text:c="2"/>"updated": "2025-08-18",</text:span></text:p>
      <text:p text:style-name="Preformatted_20_Text"><text:span text:style-name="Source_20_Text"><text:s text:c="2"/>"tags": ["politics", "governance", "law", "research"],</text:span></text:p>
      <text:p text:style-name="Preformatted_20_Text"><text:span text:style-name="Source_20_Text"><text:s text:c="2"/>"thumbnail": "/images/departments/political-science.png"</text:span></text:p>
      <text:p text:style-name="P24"><text:span text:style-name="Source_20_Text">}</text:span></text:p>
      <text:h text:style-name="Heading_20_3" text:outline-level="3">Fallback: <text:span text:style-name="Source_20_Text">README.md</text:span></text:h>
      <text:p text:style-name="Preformatted_20_Text"><text:span text:style-name="Source_20_Text"># Political Science</text:span></text:p>
      <text:p text:style-name="Preformatted_20_Text"/>
      <text:p text:style-name="Preformatted_20_Text"><text:span text:style-name="Source_20_Text">Exploring governance, power, and global relations.</text:span></text:p>
      <text:p text:style-name="Preformatted_20_Text"/>
      <text:p text:style-name="Preformatted_20_Text"><text:span text:style-name="Source_20_Text">Author: Faculty of Social Sciences <text:s/></text:span></text:p>
      <text:p text:style-name="Preformatted_20_Text"><text:span text:style-name="Source_20_Text">Updated: 2025-08-18 <text:s/></text:span></text:p>
      <text:p text:style-name="Preformatted_20_Text"><text:span text:style-name="Source_20_Text">Tags: politics, governance, law, research <text:s/></text:span></text:p>
      <text:p text:style-name="P24"><text:span text:style-name="Source_20_Text">Thumbnail: /images/departments/political-science.png</text:span></text:p>
      <text:p text:style-name="Horizontal_20_Line"/>
      <text:h text:style-name="Heading_20_2" text:outline-level="2">3. Key Features</text:h>
      <text:list xml:id="list526799375458753664" text:style-name="L21">
        <text:list-item>
          <text:p text:style-name="P21"><text:span text:style-name="Strong_20_Emphasis">Hero Section</text:span>: Title, description, thumbnail.</text:p>
        </text:list-item>
        <text:list-item>
          <text:p text:style-name="P21"><text:span text:style-name="Strong_20_Emphasis">Tags</text:span>: Click to filter files instantly.</text:p>
        </text:list-item>
        <text:list-item>
          <text:p text:style-name="P21"><text:soft-page-break/><text:span text:style-name="Strong_20_Emphasis">Search Box</text:span>: Type keywords to filter file list.</text:p>
        </text:list-item>
        <text:list-item>
          <text:p text:style-name="P21"><text:span text:style-name="Strong_20_Emphasis">Breadcrumbs</text:span>: Navigate hierarchy easily.</text:p>
        </text:list-item>
        <text:list-item>
          <text:p text:style-name="P21"><text:span text:style-name="Strong_20_Emphasis">Footer</text:span>: Shows author, update date, and UTC timestamp.</text:p>
        </text:list-item>
      </text:list>
      <text:p text:style-name="Horizontal_20_Line"/>
      <text:h text:style-name="Heading_20_2" text:outline-level="2">4. Common Issues</text:h>
      <text:list xml:id="list7841755741995454439" text:style-name="L22">
        <text:list-item>
          <text:p text:style-name="P22"><text:span text:style-name="Strong_20_Emphasis">Invalid JSON</text:span> → Fallback to README.</text:p>
        </text:list-item>
        <text:list-item>
          <text:p text:style-name="P22"><text:span text:style-name="Strong_20_Emphasis">No Metadata</text:span> → Uses folder name and generic description.</text:p>
        </text:list-item>
        <text:list-item>
          <text:p text:style-name="P22"><text:span text:style-name="Strong_20_Emphasis">Broken CSS/JS Links</text:span> → Verify <text:span text:style-name="Source_20_Text">components/css/</text:span> and <text:span text:style-name="Source_20_Text">components/js/</text:span> paths.</text:p>
        </text:list-item>
      </text:list>
      <text:p text:style-name="Horizontal_20_Line"/>
      <text:h text:style-name="Heading_20_2" text:outline-level="2">5. Maintenance Checklist</text:h>
      <text:list xml:id="list3465235559872748210" text:style-name="L23">
        <text:list-item>
          <text:p text:style-name="P23">Keep <text:span text:style-name="Source_20_Text">meta.json</text:span> valid (check with linter if needed).</text:p>
        </text:list-item>
        <text:list-item>
          <text:p text:style-name="P23">Re-run after adding or updating files.</text:p>
        </text:list-item>
        <text:list-item>
          <text:p text:style-name="P23">Verify CSS/JS assets (<text:span text:style-name="Source_20_Text">pyc.css</text:span>, <text:span text:style-name="Source_20_Text">py.css</text:span>, <text:span text:style-name="Source_20_Text">theme.js</text:span>) are up to date.</text:p>
        </text:list-item>
        <text:list-item>
          <text:p text:style-name="P23">Test tags and search filter after deployment.</text:p>
        </text:list-item>
      </text:list>
      <text:p text:style-name="Horizontal_20_Line"/>
      <text:h text:style-name="Heading_20_2" text:outline-level="2">6. Local Preview</text:h>
      <text:p text:style-name="P24"><text:span text:style-name="Source_20_Text">python -m http.server 8000</text:span></text:p>
      <text:p text:style-name="Text_20_body">Open browser: <text:a xlink:type="simple" xlink:href="http://localhost:8000/departments/" text:style-name="Internet_20_link" text:visited-style-name="Visited_20_Internet_20_Link">http://localhost:8000/departments/</text:a></text:p>
      <text:p text:style-name="Horizontal_20_Line"/>
      <text:p text:style-name="Text_20_body"><text:span text:style-name="Strong_20_Emphasis">Remember:</text:span> JSON first, README second. Rerun after changes. Tags = clickable filters.</text:p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8T16:59:15.12</meta:creation-date>
    <dc:date>2025-08-18T17:10:50.15</dc:date>
    <dc:creator>Joseph Malone</dc:creator>
    <meta:editing-duration>PT2M18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" meta:paragraph-count="43" meta:word-count="228" meta:character-count="1659"/>
  </office:meta>
</office:document-meta>
</file>